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0fe6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paragraph-rsid="0010fe60" style:font-size-asian="10.5pt" style:font-weight-asian="normal" style:font-size-complex="12pt" style:font-weight-complex="normal"/>
    </style:style>
    <style:style style:name="P3" style:family="paragraph" style:parent-style-name="Standard">
      <style:text-properties fo:font-size="14pt" fo:font-weight="bold" officeooo:rsid="000d91f1" officeooo:paragraph-rsid="000d91f1" style:font-size-asian="12.25pt" style:font-weight-asian="bold" style:font-size-complex="14pt" style:font-weight-complex="bold"/>
    </style:style>
    <style:style style:name="P4" style:family="paragraph" style:parent-style-name="Standard">
      <style:text-properties fo:font-size="12pt" fo:font-weight="normal" officeooo:rsid="0012d186" officeooo:paragraph-rsid="0012d186" style:font-size-asian="12pt" style:font-weight-asian="normal" style:font-size-complex="12pt" style:font-weight-complex="normal"/>
    </style:style>
    <style:style style:name="P5" style:family="paragraph" style:parent-style-name="Standard">
      <style:text-properties fo:font-size="12pt" fo:font-weight="normal" officeooo:rsid="000d91f1" officeooo:paragraph-rsid="000d91f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426b1" officeooo:paragraph-rsid="0010fe60" style:font-size-asian="10.5pt" style:font-weight-asian="normal" style:font-size-complex="12pt" style:font-weight-complex="normal"/>
    </style:style>
    <style:style style:name="P7" style:family="paragraph" style:parent-style-name="Standard">
      <style:text-properties fo:font-size="12pt" fo:font-weight="normal" officeooo:rsid="00116a89" officeooo:paragraph-rsid="0010fe6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10fe6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paragraph-rsid="0018e52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paragraph-rsid="001ae7f8" style:font-size-asian="10.5pt" style:font-weight-asian="normal" style:font-size-complex="12pt" style:font-weight-complex="normal"/>
    </style:style>
    <style:style style:name="P11" style:family="paragraph" style:parent-style-name="Footnote">
      <style:text-properties officeooo:rsid="0012d186" officeooo:paragraph-rsid="0012d186"/>
    </style:style>
    <style:style style:name="T1" style:family="text">
      <style:text-properties officeooo:rsid="0010fe60"/>
    </style:style>
    <style:style style:name="T2" style:family="text">
      <style:text-properties officeooo:rsid="00116a89"/>
    </style:style>
    <style:style style:name="T3" style:family="text">
      <style:text-properties officeooo:rsid="0012d186"/>
    </style:style>
    <style:style style:name="T4" style:family="text">
      <style:text-properties officeooo:rsid="0010fe60" style:font-size-asian="12pt"/>
    </style:style>
    <style:style style:name="T5" style:family="text">
      <style:text-properties officeooo:rsid="001426b1"/>
    </style:style>
    <style:style style:name="T6" style:family="text">
      <style:text-properties officeooo:rsid="00144b1e"/>
    </style:style>
    <style:style style:name="T7" style:family="text">
      <style:text-properties officeooo:rsid="00159916"/>
    </style:style>
    <style:style style:name="T8" style:family="text">
      <style:text-properties officeooo:rsid="0015c936"/>
    </style:style>
    <style:style style:name="T9" style:family="text">
      <style:text-properties officeooo:rsid="0015d449"/>
    </style:style>
    <style:style style:name="T10" style:family="text">
      <style:text-properties officeooo:rsid="00162123"/>
    </style:style>
    <style:style style:name="T11" style:family="text">
      <style:text-properties officeooo:rsid="00174678"/>
    </style:style>
    <style:style style:name="T12" style:family="text">
      <style:text-properties officeooo:rsid="0018e526"/>
    </style:style>
    <style:style style:name="T13" style:family="text">
      <style:text-properties officeooo:rsid="0018f68e"/>
    </style:style>
    <style:style style:name="T14" style:family="text">
      <style:text-properties officeooo:rsid="0019d00c"/>
    </style:style>
    <style:style style:name="T15" style:family="text">
      <style:text-properties officeooo:rsid="0019e303"/>
    </style:style>
    <style:style style:name="T16" style:family="text">
      <style:text-properties officeooo:rsid="001ae7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1</text:p>
      <text:p text:style-name="P4">I vores brugerundersøgelse fandt vi frem til, at det var vigtigt, at vores design er nemt og hurtigt at bruge, at efficiency og learnability er vigtige user experience goals, og at motiavtion, <text:span text:style-name="T11">hjælpsomhed og nemhed</text:span> er et vigtig user experience goal. Det er derfor vigtigt i evalueringerne at forsøge at afdække, om designet opfylder disse krav, <text:span text:style-name="T8">og at evalueringerne er formative frem for summative, da vi stadig befinder os i en designfase.</text:span></text:p>
      <text:p text:style-name="P5"/>
      <text:p text:style-name="P1"><text:span text:style-name="T4">M</text:span><text:span text:style-name="T1">an </text:span><text:span text:style-name="T2">kunne starte med at lave nogle analytiske evalueringer i form af inspektioner, herunder vil vi forslå, at man enten laver en heuristisk evaluering eller kognitiv walkthrough. Disse metoder kræver ikke brugere eller specielle faciliteter og er derfor hurtige og forholdsvis billige at lave. Ved at bruge dem, kan man derfor hurtigt evaluere og få en idé om, hvilke hovedproblemer designet har.</text:span></text:p>
      <text:p text:style-name="P2"><text:span text:style-name="T2"><text:s text:c="3"/></text:span><text:span text:style-name="T3">Hvis man laver en heuristisk evaluering, er det oplagt at benytte Budd's heuristik</text:span><text:span text:style-name="T3"><text:note text:id="ftn1" text:note-class="footnote"><text:note-citation>1</text:note-citation><text:note-body><text:p text:style-name="P11">Se f.eks. boks 15.1, side 508-509 i Interaction Design af Rogers, Sharp og Preece</text:p></text:note-body></text:note></text:span><text:span text:style-name="T3">, eller en anden heuristik henvendt webapplikationer, da vores produkt netop er en webapplikation. Ved denne form for evaluering får man en userbility ekspert til at rollespille en brugers brug af produktet, og her vil det i forhold til vores high-fidelity prototype særligt være relevant at rollespille en bruger, der skal sætte layout på sin side </text:span><text:span text:style-name="T5">med henblik på, hvor nemt og hurtigt det er</text:span><text:span text:style-name="T3">. </text:span><text:span text:style-name="T5">Dette skyldes, at opsætningen af siden er en meget stor del af dette løsningsforslag, og at løsningen kun har høj learnability, er nem og hurtig at komme i gang med, hvis denne opsætning er det. Antallet af eksperter, man bør benytte, er en opvejning af midler og kvalitet, så det er svært at vurdere uden større specifikation af vores hypotetiske virkelighed. Det kan dog nævnes, at hvis dette var et reelt erhvervsprojekt, så vil det at have lavet den første high-fidelity prototype nok stadig anses som tidligt i projektet, og derfor tale for, at man ikke behøver så mange eksperter.</text:span></text:p>
      <text:p text:style-name="P2"><text:span text:style-name="T5"><text:s text:c="3"/>En kognitiv walkthrough </text:span><text:span text:style-name="T6">beskriver i en step by step form, hvordan en opgave bliver udført, og vurdere, om brugeren ved og kan se, hav han/hun skal gøre, og om brugen kan se feedback på, om det er gået godt. </text:span><text:span text:style-name="T7">Her er det også oplaget, at vælge at fokusere på opgaven at sætte en side op. Her vil man i nogen grad fokusere mere på visibility, om brugerne kan se, hvad han/hun skal gøre, end ved en heuristisk evaluering, men måske mindre på selve oplevelsen.</text:span></text:p>
      <text:p text:style-name="P2"><text:span text:style-name="T7"/></text:p>
      <text:p text:style-name="P9"><text:span text:style-name="T8">Når man evaluere er det selvfølgelig også vigtigt at evaluere med nogle brugere. Da det er meningen, at brugeren kun behøver at bruge vores produkt kort tid ad gangen og ikke særlig ofte, mener vi ikke, at et feltstudie er den mest optimale form for evaluering, men forslår </text:span><text:span text:style-name="T9">i stedet at man laver userbility testing i stedet. Da man hovedsageligt kun skal gøre to ting, sætte layout på sin side og bruge siden til at danne sig et overblik over sit forbrug, med vores produkt, kan man nemt lave et par opgaver, som under rimelig kontrollerede forhold skal teste, hvor godt, nemt og hurtigt brugeren kan dette. </text:span></text:p>
      <text:p text:style-name="P9"><text:span text:style-name="T9"><text:s text:c="3"/>Man kunne f.eks. lave et layout, og bede brugeren om at sætte siden op, så den matcher( ved at bede alle brugerne om at lave det samme layout, får man data, der er nemmere at sammenligne) eller man kunne bede dem om, at sætte en side op, med de information og det layout, de selv ville fortrække( disse data vil være sværere at sammenligne, men kunne måske give et indblik i, hvilke elementer, der blev brugt hyppigst, og hvilke der var overflødige). </text:span><text:span text:style-name="T10">Med hensyn til spørgsmålet om, hvor hurtigt brugeren kan danne sig et overblik over deres forbrug ved at bruge løsningen, kunne man bede dem om, at finde bestemte oplysninger </text:span><text:span text:style-name="T12">ved brug af siden</text:span><text:span text:style-name="T10"> ( her formodes det, at sidens opsætning spiller ind, så man bør overveje nøje, om alle skal bruge det samme layout eller deres eget layout). </text:span><text:span text:style-name="T13">Ved at analysere dette kan man finde ud af, hvor hurtig og nemt brugerne kan sætte en side op og bruge hjemmesiden, og hvor hjælpsom den er til at finde nogle konkrete oplysninger, dermed får man informationer om løsningens efficiency, learnability samt nemhed og hjælpsomhed.</text:span></text:p>
      <text:p text:style-name="P9"><text:span text:style-name="T10"><text:s text:c="3"/></text:span><text:span text:style-name="T9">Derudover kan man afslutte med nogle korte interviews eller spørgeskemaer for at få et mere dybdegående indblik i selve brugsoplevelsen, </text:span><text:span text:style-name="T13">så man kan få uddybet om løsningen er motiverende, og om den også føles hjælpsom og nem at bruge. </text:span><text:span text:style-name="T15">Det kunne også være interessant at spørge, om brugerne finder den utility, som det at kunne sætte sin egen side op giver, brugbart eller blot tidskrævende og irriterende.</text:span></text:p>
      <text:p text:style-name="P10"><text:soft-page-break/><text:span text:style-name="T16">Hvis man lige fik udvidet vores high-fidelity prototype med en standard- og udvidet-template, så ville det også være meget relevant at teste, om disse var nemme at bruge til at få de ønskede informationer, om brugerne syntes, at de var flotte/gode/hjælpsomme, om noget burde laves om ved dem og hvor mange brugere, der ville benytte dem.</text:span></text:p>
      <text:p text:style-name="P9"><text:span text:style-name="T14"/></text:p>
      <text:p text:style-name="P9"><text:span text:style-name="T13"/></text:p>
      <text:p text:style-name="P2"><text:span text:style-name="T7"/></text:p>
      <text:p text:style-name="P6"><text:s text:c="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21:22:01.20</meta:creation-date>
    <dc:date>2015-03-08T22:42:36.70</dc:date>
    <meta:editing-duration>PT1H25M28S</meta:editing-duration>
    <meta:editing-cycles>11</meta:editing-cycles>
    <meta:generator>LibreOffice/4.0.2.2$Windows_x86 LibreOffice_project/4c82dcdd6efcd48b1d8bba66bfe1989deee49c3</meta:generator>
    <meta:document-statistic meta:table-count="0" meta:image-count="0" meta:object-count="0" meta:page-count="2" meta:paragraph-count="11" meta:word-count="825" meta:character-count="4863" meta:non-whitespace-character-count="4032"/>
  </office:meta>
</office:document-meta>
</file>